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2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1" fo:font-size="10.5pt" fo:font-style="normal" fo:font-weight="normal"/>
    </style:style>
    <style:style style:name="P3" style:family="paragraph" style:parent-style-name="Text_20_body">
      <style:text-properties fo:font-variant="normal" fo:text-transform="none" style:font-name="Times New Roman1" fo:font-size="10.5pt" fo:font-style="normal" fo:font-weight="normal" officeooo:rsid="0011e272" officeooo:paragraph-rsid="0011e272" style:font-size-asian="11pt" style:font-size-complex="11pt"/>
    </style:style>
    <style:style style:name="P4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style:font-name="Times New Roman1" fo:font-size="10.5pt" fo:font-style="normal" fo:font-weight="normal"/>
    </style:style>
    <style:style style:name="P5" style:family="paragraph" style:parent-style-name="Text_20_body">
      <style:paragraph-properties fo:margin-left="0cm" fo:margin-right="0cm" fo:line-height="100%" fo:text-align="start" style:justify-single-word="false" fo:text-indent="1.251cm" style:auto-text-indent="false"/>
      <style:text-properties fo:font-variant="normal" fo:text-transform="none" style:font-name="Times New Roman1" fo:font-size="10.5pt" fo:font-style="normal" fo:font-weight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7" style:family="paragraph" style:parent-style-name="Standard">
      <style:text-properties style:font-name="Times New Roman" fo:font-size="11pt" officeooo:rsid="0011e272" officeooo:paragraph-rsid="0011e272" style:font-size-asian="11pt" style:font-size-complex="11pt"/>
    </style:style>
    <style:style style:name="P8" style:family="paragraph" style:parent-style-name="Standard">
      <style:text-properties style:font-name="Times New Roman" fo:font-size="11pt" officeooo:rsid="0011e272" officeooo:paragraph-rsid="0015830d" style:font-size-asian="11pt" style:font-size-complex="11pt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0.5pt"/>
    </style:style>
    <style:style style:name="P11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1" fo:font-size="10.5pt"/>
    </style:style>
    <style:style style:name="P12" style:family="paragraph" style:parent-style-name="Text_20_body">
      <style:paragraph-properties fo:margin-top="0cm" fo:margin-bottom="0.282cm" style:contextual-spacing="false" fo:text-align="justify" style:justify-single-word="false" style:writing-mode="lr-tb"/>
      <style:text-properties officeooo:paragraph-rsid="001a9864"/>
    </style:style>
    <style:style style:name="P1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officeooo:paragraph-rsid="001a9864"/>
    </style:style>
    <style:style style:name="P14" style:family="paragraph" style:parent-style-name="Text_20_body">
      <style:paragraph-properties fo:margin-left="0cm" fo:margin-right="0cm" fo:text-align="justify" style:justify-single-word="false" fo:text-indent="1.249cm" style:auto-text-indent="false"/>
    </style:style>
    <style:style style:name="P1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1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17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1" fo:font-size="10.5pt" fo:font-style="normal" fo:font-weight="normal"/>
    </style:style>
    <style:style style:name="P18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 style:font-size-asian="11pt" style:font-size-complex="11pt"/>
    </style:style>
    <style:style style:name="P19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style:font-name="Times New Roman1" fo:font-size="10.5pt" fo:font-style="normal" fo:font-weight="normal"/>
    </style:style>
    <style:style style:name="P20" style:family="paragraph" style:parent-style-name="Text_20_body">
      <style:paragraph-properties fo:margin-left="0cm" fo:margin-right="0cm" fo:line-height="100%" fo:text-align="start" style:justify-single-word="false" fo:text-indent="1.251cm" style:auto-text-indent="false"/>
      <style:text-properties fo:font-variant="normal" fo:text-transform="none" style:font-name="Times New Roman1" fo:font-size="10.5pt" fo:font-style="normal" fo:font-weight="normal"/>
    </style:style>
    <style:style style:name="P21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22" style:family="paragraph" style:parent-style-name="Text_20_body">
      <style:paragraph-properties fo:margin-left="0cm" fo:margin-right="0cm" fo:text-align="start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2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24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1" fo:font-size="10.5pt"/>
    </style:style>
    <style:style style:name="P25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0.5pt"/>
    </style:style>
    <style:style style:name="P26" style:family="paragraph" style:parent-style-name="Text_20_body">
      <style:paragraph-properties fo:margin-left="0cm" fo:margin-right="0cm" fo:line-height="100%" fo:text-align="start" style:justify-single-word="false" fo:text-indent="1.251cm" style:auto-text-indent="false"/>
      <style:text-properties style:font-name="Times New Roman1" fo:font-size="10.5pt"/>
    </style:style>
    <style:style style:name="T1" style:family="text">
      <style:text-properties officeooo:rsid="001016c7"/>
    </style:style>
    <style:style style:name="T2" style:family="text">
      <style:text-properties officeooo:rsid="0015830d"/>
    </style:style>
    <style:style style:name="T3" style:family="text">
      <style:text-properties style:font-name="Times New Roman1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fo:font-style="normal" fo:font-weight="normal"/>
    </style:style>
    <style:style style:name="T6" style:family="text">
      <style:text-properties fo:font-variant="normal" fo:text-transform="none" fo:font-style="normal" fo:font-weight="normal" style:font-style-asian="normal" style:font-weight-asian="normal"/>
    </style:style>
    <style:style style:name="T7" style:family="text">
      <style:text-properties fo:font-variant="normal" fo:text-transform="none" style:font-name="Times New Roman" fo:font-size="11pt" fo:font-style="normal" fo:font-weight="normal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style:font-name="Times New Roman1" fo:font-size="10.5pt" fo:font-style="normal" fo:font-weight="normal"/>
    </style:style>
    <style:style style:name="T9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rata-se de execução penal em desfavor do apenado acima nominado, em que instado a opinar sobre a guia de execução penal, o Ministério Público apontou dois erros materiais na anotação da condenação (evento 102), requereu a alteração da data base para 23.09.2020, e a requisição da guia de recolhimento referente a condenação pelo processo criminal nº 0100237-34.2020.8.20.0121. </text:p>
      <text:p text:style-name="P16">Relatados.</text:p>
      <text:p text:style-name="P16">Inicialmente, observo que a data base não deve ser corrigida, uma vez que o apenado está preso ininterruptamente desde 29.04.2020, quando foi preso em flagrante delito pelo processo criminal nº 0100237-34.2020.8.20.0121, a qual o Ministério Público requer unificação da penas.</text:p>
      <text:p text:style-name="P16">Friso que ambos os processos aqui executados tiveram os delitos cometidos em data anterior a 29.04.2020, entretanto, sem prisão em flagrante, razão pela qual não merece reparo a GEP neste ponto, especialmente quando a unificação das penas é iminente </text:p>
      <text:p text:style-name="P16">Assim sendo, indefiro o pedido de alteração da data base,<text:span text:style-name="Strong_20_Emphasis"><text:span text:style-name="T9"> determino que se requisite à Vara Única de Parelhas as peças necessárias para unificação da pena referente ao processo criminal nº 0100237-34.2020.8.20.0121 e que se corrija os erros e complementações apontados seguintes:</text:span></text:span></text:p>
      <text:p text:style-name="P16">a)  referente a Ação Penal 0100174-51.2020.8.20.0109, para também fazer constar na pena referência ao inciso ao §2º, II, do art. 157 do Código Penal (evento 1.1, págs. 18-27)</text:p>
      <text:p text:style-name="P16">b) a correção da tipificação decorrente da condenação na Ação Penal 0000162-03.2019.8.15.0271, para fazer constar alusão ao §2º, incisos I e II, do art. 157 do Código Penal e não o §2º-A, I, do art. 157 do Código Penal (evento 1.4, págs. 12-20).</text:p>
      <text:p text:style-name="P16">P.R..Cumpra-se.</text:p>
      <text:p text:style-name="P16"/>
      <text:p text:style-name="P6"/>
      <text:p text:style-name="P18">Trata-se de execução penal em desfavor do apenado acima nominado, em que instado a opinar sobre a guia de execução penal, o Ministério Público apontou dois erros materiais na anotação da condenação do processo criminal nº 0800095-41.2021.8.20.5300 (evento 163), bem como erros e ausências nos lançamentos da aba eventos. </text:p>
      <text:p text:style-name="P14"><text:span text:style-name="T8">Assim sendo, defiro o pedido do Ministério Público para q</text:span><text:span text:style-name="Strong_20_Emphasis"><text:span text:style-name="T8">ue se corrija os erros e complementações apontados na seguinte forma:</text:span></text:span></text:p>
      <text:p text:style-name="P11"><text:span text:style-name="T5">a)  </text:span>referente ao processo criminal nº 0800095-41.2021.8.20.5300, separe-se a pena de roubou da pena de furto, esta última ausente na GEP, onde deve constar o percentual de 20% para o cálculo da progressão, por se tratar de apenado reincidente em crime cometido sem violência. </text:p>
      <text:p text:style-name="P11"><text:span text:style-name="T5">b)   </text:span>referente ao processo criminal nº 0100605-37.2016.8.20.0138, o apenado foi preso em 04.12.2016 e liberado por alvará de soltura em 03.05.2017, estando ambos os dados ausentes na aba eventos, devendo, pois, serem registrados. Ademais, complemente-se  a condenação para também constar referência ao §1º e inciso II do §4º, do art. 155, do Código Penal.</text:p>
      <text:p text:style-name="P11">c) referente ao processo criminal nº 0100003-33.2018.8.20.0152, corrija-se a prisão em 01.01.2018 para 31.12.2017, conforme auto de prisão em flagrante. Ademais, complemente-se  a condenação para também constar referência  o ao inciso II do art. 157, § 2º.</text:p>
      <text:p text:style-name="P11">d) desentranhe-se a sentença condenatória de evento 1.5 páginas 30 a 42, por se tratar de pessoa diversa deste PEC.</text:p>
      <text:p text:style-name="P2">P.R..Cumpra-se.</text:p>
      <text:p text:style-name="P16">Após, dê-se nova vista ao Ministério Público.</text:p>
      <text:p text:style-name="P18"><text:soft-page-break/>Vistos etc.</text:p>
      <text:p text:style-name="P4">Trata-se de PEC em desfavor do apenado acima nominado, em que foi elaborada a guia de execução penal inicial.</text:p>
      <text:p text:style-name="P5">Instado a se manifestar, o Ministério Público opinou pela retificação da GEP, alegando erro material ao aplicar o percentual de 40% no cálculo da progressão de regime, bem como calcular o livramento condicional com a fração de 2/3, uma vez que se trata de crime de natureza hedionda COM resultado morte (evento 12).</text:p>
      <text:p text:style-name="P26"><text:span text:style-name="T5">Pugnou, ainda, pela complementação dos artigos da pena para </text:span> também constar referência ao art. 121,§2º, II, III e VI, e § 2-A, I, do Código Penal.</text:p>
      <text:p text:style-name="P4">Relatados.</text:p>
      <text:p text:style-name="P10"><text:span text:style-name="T5">Inicialmente, verifico que o delito do processo criminal nº </text:span>0803817-83.2021.8.20.5300 <text:span text:style-name="T5">ocorreu em 02.10.2021, após a alteração legislativa do pacote anticrime.</text:span></text:p>
      <text:p text:style-name="P2">Ademais, observo que o apenado foi condenado por homicídio qualificado consumado.</text:p>
      <text:p text:style-name="P4">Portanto, com relação ao crime deste PEC, é de se aplicar o percentual de 50% (LEP, art. 112, V), sendo vedado o livramento condicional.</text:p>
      <text:p text:style-name="P2">Isso posto, determino a retificação da GEP para fazer constar 50% para o cálculo da progressão de regime, e 1/1 para o livramento condicional, em razão de se tratar de apenado primário em crime hediondo com resultado morte.</text:p>
      <text:p text:style-name="P11"><text:span text:style-name="T5">Determino, ainda, a complementação do delito no atestado de pena para fazer constar </text:span>referência ao art. 121,§2º, II, III e VI, e § 2-A, I, do Código Penal.</text:p>
      <text:p text:style-name="P2">PRI. Atualize-se a GEP. Ciência ao MP.</text:p>
      <text:p text:style-name="P1"/>
      <text:p text:style-name="P1"/>
      <text:p text:style-name="P1"/>
      <text:p text:style-name="P1">Vistos etc.</text:p>
      <text:p text:style-name="P21">Trata-se de PEC em desfavor do apenado acima nominado, em que foi elaborada a guia de execução penal inicial.</text:p>
      <text:p text:style-name="P21">Instado a se manifestar, o Ministério Público opinou pela retificação da GEP, alegando que o apenado é reincidente específico em crime de natureza hedionda, o que impõe o percentual de 60% no cálculo da progressão de regime e 1/1  (evento 16).</text:p>
      <text:p text:style-name="P10"><text:span text:style-name="T5">Compulsando os autos, observo que a sentença de evento 1.1 reconheceu a reincidência do apenado em razão do PEC nº </text:span>0500025-36.2015.8.20.0118, a qual tratava de pena pelo crime de roubo datado de 01.10.2013.</text:p>
      <text:p text:style-name="P11">Assim sendo, e considerando que o referido crime só passou a constar no rol de crime hediondo a partir de 23.01.2020, não é possível reconhecer a reincidência específica em razão do principio da irretroatividade da lei penal em prejuízo ao apenado.</text:p>
      <text:p text:style-name="P21">Ante o exposto, indefiro o pedido do MP e mantenho inalterada e guia de execução penal.</text:p>
      <text:p text:style-name="P22">P.R.I.  Ciência ao MP.</text:p>
      <text:p text:style-name="P6"/>
      <text:p text:style-name="P6"/>
      <text:p text:style-name="P6"/>
      <text:p text:style-name="P6">Corrija-se o erro material apontado no parecer de evento <text:span text:style-name="T1">17</text:span>, para fazer constar como data-base a data da primeira prisão do apenado em 04.02.2021.</text:p>
      <text:p text:style-name="P6"><text:soft-page-break/>Ademais, tratando-se de crime hediondo (roubo circunstanciado pelo uso de arma de fogo), retifique-se o percentual aplicado ao cálculo da progressão de regime para 40% ,e o do livramento condicional para 2/3.</text:p>
      <text:p text:style-name="P6">Após, dê-se nova vistas ao MP.</text:p>
      <text:p text:style-name="P1"/>
      <text:p text:style-name="P1"/>
      <text:p text:style-name="P6"/>
      <text:p text:style-name="P6">Corrija-se o erro material apontado no parecer de evento 93, para fazer constar como data-base a data da última prisão do apenado em 24.01.2019, conforme jurisprudência do STJ (Resp 1.557.461/SC), seguida por esta Corte. </text:p>
      <text:p text:style-name="P6"/>
      <text:p text:style-name="P1"/>
      <text:p text:style-name="P1"/>
      <text:p text:style-name="P6">Corrija-se o erro material apontado no parecer de evento 11, fazendo constar no cálculo da progressão de regime o percentual de 50% para o crime de homicídio qualificado, por se tratar de crime hediondo com resultado morte, cometido na vigência do pacote anticrime.</text:p>
      <text:p text:style-name="P6">Após, dê-se nova vista às partes.</text:p>
      <text:p text:style-name="P1"/>
      <text:p text:style-name="P8">Ademais, <text:span text:style-name="T2">corrija-se </text:span>a fração aplicada ao cálculo da do livramento condicional para 2/3.</text:p>
      <text:p text:style-name="P8"/>
      <text:p text:style-name="P8"><text:span text:style-name="T3">Por consequência lógica, corrija-se a fração aplicada ao cálculo da do livramento condicional para 2/3.</text:span> </text:p>
      <text:p text:style-name="P9"/>
      <text:p text:style-name="P7">Ademais, retifique-se a fração aplicada ao cálculo da do livramento condicional para 2/3 referente ao artigo 35 da lei 11.343/2006, em razão do artigo 44, parágrafo único.</text:p>
      <text:p text:style-name="P7"/>
      <text:p text:style-name="P7"/>
      <text:p text:style-name="P7"/>
      <text:p text:style-name="P7">Em razão da parte final  da decisão de evento 57, corrija-se o erro material quanto a fração aplicada no cálculo da progressão de regime para fazer constar 1/6 referente ao processo criminal nº 0015901-03.2005.8.20.0001, por se tratar de crime hediondo cometido antes da lei 11.464/2007. </text:p>
      <text:p text:style-name="P7"/>
      <text:p text:style-name="P7"/>
      <text:p text:style-name="P7"/>
      <text:p text:style-name="P7"/>
      <text:p text:style-name="P3"><text:tab/>Vistos etc.</text:p>
      <text:p text:style-name="P4">Trata-se de PEC em desfavor do apenado acima nominado, em que foi elaborada a guia de execução penal em razão da unificação das penas.</text:p>
      <text:p text:style-name="P5">Instado a se manifestar, o Ministério Público opinou pela retificação da GEP, alegando erro ao aplicar o percentual de 25% no cálculo da progressão de regime referente ao roubo mediante uso de arma de fogo, uma vez que se trata de crime de natureza hedionda (evento 158).</text:p>
      <text:p text:style-name="P5">Intimada, a Defesa não se manifestou (evento 162).</text:p>
      <text:p text:style-name="P4">Relatados.</text:p>
      <text:p text:style-name="P10"><text:span text:style-name="T5">Inicialmente, verifico que o delito do processo criminal nº </text:span>0820797-32.2021.8.20.5001 <text:span text:style-name="T5">ocorreu em 26.04.2021, após a alteração legislativa do pacote anticrime.</text:span></text:p>
      <text:p text:style-name="P2"><text:soft-page-break/>Ademais, observo que o apenado foi condenado por roubo circunstanciado pelo emprego de arma de fogo na pena.</text:p>
      <text:p text:style-name="P2">Assim, considerando que a alteração legislativa imposta pela lei 13.964/2019 (pacote anticrime) também alterou a lei 8.072/1990, verifico que apenado é primário em crime hediondo. </text:p>
      <text:p text:style-name="P4">Portanto, com relação ao crime de roubo, é de se aplicar o percentual de 40% (LEP, art. 112, V).</text:p>
      <text:p text:style-name="P11"><text:span text:style-name="T5">Isso posto, determino a retificação da GEP para fazer constar 40% para o cálculo da progressão de regime, e 2/3 para o livramento condicional, em relação a pena do processo criminal nº</text:span> 0820797-32.2021.8.20.5001,<text:span text:style-name="T4"> </text:span><text:span text:style-name="T5">em razão de se tratar de apenado primário em crime hediondo.</text:span></text:p>
      <text:p text:style-name="P2">PRI. Atualize-se a GEP. Ciência ao MP.</text:p>
      <text:p text:style-name="P7"/>
      <text:p text:style-name="P7"/>
      <text:p text:style-name="P7"/>
      <text:p text:style-name="P12"><text:span text:style-name="T7">Considerando que consta como data base para o cálculo de progressão de regime o último trânsito em julgado, antes de decidir sobre a progressão de regime, determino, de ofício, a retificação da GEP para fazer constar como data base a última prisão do apenado, conforme jurisprudência do STJ (Resp 1.557.461/SC), seguida por esta Corte.</text:span><text:span text:style-name="T7"/></text:p>
      <text:p text:style-name="P13"><text:span text:style-name="T6">Cumpra-se.</text:span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7T14:03:04.572000000</meta:creation-date>
    <dc:date>2023-09-05T11:09:50.952000000</dc:date>
    <meta:editing-duration>P1DT4H7M39S</meta:editing-duration>
    <meta:editing-cycles>12</meta:editing-cycles>
    <meta:generator>LibreOffice/7.5.3.2$Windows_X86_64 LibreOffice_project/9f56dff12ba03b9acd7730a5a481eea045e468f3</meta:generator>
    <meta:document-statistic meta:table-count="0" meta:image-count="0" meta:object-count="0" meta:page-count="4" meta:paragraph-count="57" meta:word-count="1383" meta:character-count="8670" meta:non-whitespace-character-count="7324"/>
  </office:meta>
</office:document-meta>
</file>